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text-properties style:font-name="Times New Roman" style:font-name-complex="Times New Roman1"/>
    </style:style>
    <style:style style:name="P2" style:family="paragraph" style:parent-style-name="Standard">
      <style:paragraph-properties fo:line-height="100%"/>
      <style:text-properties fo:background-color="#ffff00"/>
    </style:style>
    <style:style style:name="P3" style:family="paragraph" style:parent-style-name="Standard">
      <style:text-properties officeooo:rsid="000e1168" officeooo:paragraph-rsid="000e1168"/>
    </style:style>
    <style:style style:name="P4" style:family="paragraph" style:parent-style-name="Standard">
      <style:paragraph-properties fo:line-height="100%"/>
      <style:text-properties fo:background-color="#ffffff"/>
    </style:style>
    <style:style style:name="P5" style:family="paragraph" style:parent-style-name="Standard">
      <style:text-properties fo:background-color="transparent"/>
    </style:style>
    <style:style style:name="P6" style:family="paragraph" style:parent-style-name="Standard">
      <style:paragraph-properties fo:margin-top="0cm" fo:margin-bottom="0cm" loext:contextual-spacing="false" fo:line-height="100%"/>
    </style:style>
    <style:style style:name="P7" style:family="paragraph" style:parent-style-name="Standard">
      <style:paragraph-properties fo:margin-top="0cm" fo:margin-bottom="0cm" loext:contextual-spacing="false" fo:line-height="100%"/>
      <style:text-properties style:font-name="Times New Roman" fo:font-weight="bold" style:font-weight-asian="bold" style:font-name-complex="Times New Roman1"/>
    </style:style>
    <style:style style:name="P8" style:family="paragraph" style:parent-style-name="Standard">
      <style:paragraph-properties fo:margin-top="0cm" fo:margin-bottom="0cm" loext:contextual-spacing="false" fo:line-height="100%"/>
      <style:text-properties style:font-name="Times New Roman" style:font-name-complex="Times New Roman1"/>
    </style:style>
    <style:style style:name="P9" style:family="paragraph" style:parent-style-name="Standard">
      <style:paragraph-properties fo:margin-top="0cm" fo:margin-bottom="0cm" loext:contextual-spacing="false" fo:line-height="100%"/>
      <style:text-properties style:font-name="Times New Roman" officeooo:rsid="000d2562" officeooo:paragraph-rsid="000d2562" style:font-name-complex="Times New Roman1"/>
    </style:style>
    <style:style style:name="P10" style:family="paragraph" style:parent-style-name="Standard">
      <style:paragraph-properties fo:margin-top="0cm" fo:margin-bottom="0cm" loext:contextual-spacing="false" fo:line-height="100%"/>
      <style:text-properties style:font-name="Times New Roman" officeooo:rsid="000d2562" officeooo:paragraph-rsid="00133e98" fo:background-color="#ffff00" style:font-name-complex="Times New Roman1"/>
    </style:style>
    <style:style style:name="P11" style:family="paragraph" style:parent-style-name="Standard">
      <style:paragraph-properties fo:margin-top="0cm" fo:margin-bottom="0cm" loext:contextual-spacing="false" fo:line-height="100%"/>
      <style:text-properties style:font-name="Times New Roman" fo:background-color="#ffff00" style:font-name-complex="Times New Roman1"/>
    </style:style>
    <style:style style:name="P12" style:family="paragraph" style:parent-style-name="Standard">
      <style:paragraph-properties fo:margin-top="0cm" fo:margin-bottom="0cm" loext:contextual-spacing="false" fo:line-height="100%"/>
      <style:text-properties style:font-name="Times New Roman" officeooo:rsid="000e1168" officeooo:paragraph-rsid="000e1168" fo:background-color="#ffff00" style:font-name-complex="Times New Roman1"/>
    </style:style>
    <style:style style:name="P13" style:family="paragraph" style:parent-style-name="Standard">
      <style:paragraph-properties fo:margin-top="0cm" fo:margin-bottom="0cm" loext:contextual-spacing="false" fo:line-height="100%"/>
      <style:text-properties style:font-name="Times New Roman" fo:background-color="transparent" style:font-name-complex="Times New Roman1"/>
    </style:style>
    <style:style style:name="P14" style:family="paragraph" style:parent-style-name="Standard">
      <style:paragraph-properties fo:margin-top="0cm" fo:margin-bottom="0cm" loext:contextual-spacing="false" fo:line-height="100%"/>
      <style:text-properties style:font-name="Times New Roman" officeooo:rsid="00177771" officeooo:paragraph-rsid="00177771" fo:background-color="transparent" style:font-name-complex="Times New Roman1"/>
    </style:style>
    <style:style style:name="P15" style:family="paragraph" style:parent-style-name="Standard">
      <style:paragraph-properties fo:margin-top="0cm" fo:margin-bottom="0cm" loext:contextual-spacing="false" fo:line-height="100%"/>
      <style:text-properties fo:background-color="#ffff00"/>
    </style:style>
    <style:style style:name="P16" style:family="paragraph" style:parent-style-name="Standard">
      <style:paragraph-properties fo:margin-top="0cm" fo:margin-bottom="0cm" loext:contextual-spacing="false" fo:line-height="100%"/>
      <style:text-properties officeooo:paragraph-rsid="000e1168" fo:background-color="#ffff00"/>
    </style:style>
    <style:style style:name="P17" style:family="paragraph" style:parent-style-name="Standard">
      <style:paragraph-properties fo:margin-top="0cm" fo:margin-bottom="0cm" loext:contextual-spacing="false" fo:line-height="100%"/>
      <style:text-properties officeooo:rsid="000d2562" officeooo:paragraph-rsid="000d2562" fo:background-color="#ffff00"/>
    </style:style>
    <style:style style:name="P18" style:family="paragraph" style:parent-style-name="Standard">
      <style:paragraph-properties fo:margin-top="0cm" fo:margin-bottom="0cm" loext:contextual-spacing="false" fo:line-height="100%"/>
      <style:text-properties officeooo:rsid="000e1168" officeooo:paragraph-rsid="000e1168" fo:background-color="#ffff00"/>
    </style:style>
    <style:style style:name="P19" style:family="paragraph" style:parent-style-name="Standard">
      <style:paragraph-properties fo:margin-top="0cm" fo:margin-bottom="0cm" loext:contextual-spacing="false" fo:line-height="100%"/>
      <style:text-properties officeooo:rsid="00100381" officeooo:paragraph-rsid="00100381"/>
    </style:style>
    <style:style style:name="P20" style:family="paragraph" style:parent-style-name="Standard">
      <style:paragraph-properties fo:margin-top="0cm" fo:margin-bottom="0cm" loext:contextual-spacing="false" fo:line-height="100%"/>
      <style:text-properties officeooo:rsid="00117bcc" officeooo:paragraph-rsid="00117bcc"/>
    </style:style>
    <style:style style:name="P21" style:family="paragraph" style:parent-style-name="Standard">
      <style:paragraph-properties fo:margin-top="0cm" fo:margin-bottom="0cm" loext:contextual-spacing="false" fo:line-height="100%"/>
      <style:text-properties officeooo:rsid="00133e98" officeooo:paragraph-rsid="00133e98"/>
    </style:style>
    <style:style style:name="P22" style:family="paragraph" style:parent-style-name="Standard">
      <style:paragraph-properties fo:margin-top="0cm" fo:margin-bottom="0cm" loext:contextual-spacing="false" fo:line-height="100%"/>
      <style:text-properties fo:background-color="#ffffff"/>
    </style:style>
    <style:style style:name="P23" style:family="paragraph" style:parent-style-name="Standard">
      <style:paragraph-properties fo:margin-top="0cm" fo:margin-bottom="0cm" loext:contextual-spacing="false" fo:line-height="100%"/>
      <style:text-properties officeooo:rsid="000d2562" officeooo:paragraph-rsid="000d2562" fo:background-color="#ffffff"/>
    </style:style>
    <style:style style:name="P24" style:family="paragraph" style:parent-style-name="Standard">
      <style:paragraph-properties fo:margin-top="0cm" fo:margin-bottom="0cm" loext:contextual-spacing="false" fo:line-height="100%"/>
      <style:text-properties officeooo:rsid="000d2562" officeooo:paragraph-rsid="000d2562" fo:background-color="transparent"/>
    </style:style>
    <style:style style:name="P25" style:family="paragraph" style:parent-style-name="Standard">
      <style:paragraph-properties fo:margin-top="0cm" fo:margin-bottom="0cm" loext:contextual-spacing="false" fo:line-height="100%"/>
      <style:text-properties fo:background-color="transparent"/>
    </style:style>
    <style:style style:name="P26" style:family="paragraph" style:parent-style-name="Standard">
      <style:paragraph-properties fo:margin-top="0cm" fo:margin-bottom="0cm" loext:contextual-spacing="false" fo:line-height="100%"/>
      <style:text-properties officeooo:rsid="000e1168" officeooo:paragraph-rsid="000e1168" fo:background-color="transparent"/>
    </style:style>
    <style:style style:name="T1" style:family="text">
      <style:text-properties style:font-name="Times New Roman" fo:font-weight="bold" style:font-weight-asian="bold" style:font-name-complex="Times New Roman1"/>
    </style:style>
    <style:style style:name="T2" style:family="text">
      <style:text-properties style:font-name="Times New Roman" style:font-name-complex="Times New Roman1"/>
    </style:style>
    <style:style style:name="T3" style:family="text">
      <style:text-properties style:font-name="Times New Roman" officeooo:rsid="000e1168" style:font-name-complex="Times New Roman1"/>
    </style:style>
    <style:style style:name="T4" style:family="text">
      <style:text-properties style:font-name="Times New Roman" officeooo:rsid="00145b39" style:font-name-complex="Times New Roman1"/>
    </style:style>
    <style:style style:name="T5" style:family="text">
      <style:text-properties style:font-name="Times New Roman" officeooo:rsid="00177771" style:font-name-complex="Times New Roman1"/>
    </style:style>
    <style:style style:name="T6" style:family="text">
      <style:text-properties style:font-name="Times New Roman" fo:background-color="#ffff00" loext:char-shading-value="0" style:font-name-complex="Times New Roman1"/>
    </style:style>
    <style:style style:name="T7" style:family="text">
      <style:text-properties style:font-name="Times New Roman" fo:background-color="transparent" loext:char-shading-value="0" style:font-name-complex="Times New Roman1"/>
    </style:style>
    <style:style style:name="T8" style:family="text">
      <style:text-properties fo:background-color="#ffffff" loext:char-shading-value="0"/>
    </style:style>
    <style:style style:name="T9" style:family="text">
      <style:text-properties officeooo:rsid="00133e98" fo:background-color="#ffffff" loext:char-shading-value="0"/>
    </style:style>
    <style:style style:name="T10" style:family="text">
      <style:text-properties officeooo:rsid="00177771"/>
    </style:style>
    <style:style style:name="T11" style:family="text">
      <style:text-properties officeooo:rsid="00189613"/>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ext:p>
      <text:p text:style-name="P20"><text:span text:style-name="T1">Splicing :</text:span></text:p>
      <text:p text:style-name="P20"><text:span text:style-name="T1"/></text:p>
      <text:p text:style-name="P6"><text:span text:style-name="T1">The process of removing introns and reconnecting exons is called splicing . Introns are removed and degraded while the pre-mRNA is still in the nucleus. Splicing occurs by a sequence-specific mechanism that ensures introns will be removed and exons rejoined with the accuracy and precision of a single nucleotide. Although the intron itself is noncoding, the beginning and end of each intron is marked with specific nucleotides: GU at the 5′ end and AG at the 3′ end of the intron. The splicing of pre-mRNAs is conducted by complexes of proteins and RNA molecules called spliceosomes.</text:span></text:p>
      <text:p text:style-name="P6"><text:span text:style-name="T1"/></text:p>
      <text:p text:style-name="P6"><text:span text:style-name="T1">Pre-mRNA splicing involves the precise removal of introns from the primary RNA transcript. The splicing process is catalyzed by protein complexes called spliceosomes that are composed of proteins and RNA molecules called small nuclear RNAs (snRNAs). Spliceosomes recognize sequences at the 5′ and 3′ end of the intron.</text:span></text:p>
      <text:p text:style-name="P6"><text:span text:style-name="T1"/></text:p>
      <text:p text:style-name="P21"><text:span text:style-name="T1">Poly(A) chain in MRNA using Poly-A polymerase (PAP) : PAP is a template-independent polymerase that belongs to the DNA polymerase beta (polβ) family of enzymes.</text:span></text:p>
      <text:p text:style-name="P21"><text:span text:style-name="T1"/></text:p>
      <text:p text:style-name="P6"><text:span text:style-name="T1">Problem set 3</text:span></text:p>
      <text:p text:style-name="P7"/>
      <text:p text:style-name="P6"><text:span text:style-name="T2">1. The amino acid that can form a disulfide linkage is</text:span></text:p>
      <text:p text:style-name="P6"><text:span text:style-name="T2">a. methionine<text:tab/><text:tab/>b. cysteine<text:tab/><text:tab/>c. histidine<text:tab/><text:tab/><text:tab/>d. proline</text:span></text:p>
      <text:p text:style-name="P9">ans : b</text:p>
      <text:p text:style-name="P8"/>
      <text:p text:style-name="P4"><text:span text:style-name="T2">2. Peptide bond is</text:span></text:p>
      <text:p text:style-name="P4"><text:span text:style-name="T2">a. <text:s/>covalent<text:tab/><text:tab/><text:tab/><text:tab/><text:tab/><text:tab/>b. planar, covalent<text:tab/></text:span></text:p>
      <text:p text:style-name="P4"><text:span text:style-name="T2">c. rigid with partial double bond character<text:tab/><text:tab/>d. all of the above</text:span></text:p>
      <text:p text:style-name="P10"><text:span text:style-name="T8">ans : </text:span><text:span text:style-name="T9">d </text:span><text:a xlink:type="simple" xlink:href="https://www.sciencedirect.com/topics/nursing-and-health-professions/peptide-bond" text:style-name="Internet_20_link" text:visited-style-name="Visited_20_Internet_20_Link"><text:span text:style-name="T9">https://www.sciencedirect.com/topics/nursing-and-health-professions/peptide-bond</text:span></text:a><text:span text:style-name="T9"> </text:span></text:p>
      <text:p text:style-name="P8"/>
      <text:p text:style-name="P6"><text:span text:style-name="T2">3. Arrange the following in the increasing order of protein structure hierarchy:</text:span></text:p>
      <text:p text:style-name="P6"><text:span text:style-name="T2">A: α-helix</text:span></text:p>
      <text:p text:style-name="P6"><text:span text:style-name="T2">B: amino acid sequence </text:span></text:p>
      <text:p text:style-name="P6"><text:span text:style-name="T2">C: quaternary structure</text:span></text:p>
      <text:p text:style-name="P6"><text:span text:style-name="T2">D: folded structure</text:span></text:p>
      <text:p text:style-name="P8"/>
      <text:p text:style-name="P6"><text:span text:style-name="T2">a. A, D, C, B <text:tab/><text:tab/><text:tab/><text:tab/> b. A, D, B, C</text:span></text:p>
      <text:p text:style-name="P6"><text:span text:style-name="T2">c. B, A, D, C<text:tab/><text:tab/><text:tab/><text:tab/> d. B, A, C, D</text:span></text:p>
      <text:p text:style-name="P8"/>
      <text:p text:style-name="P9">ans : c</text:p>
      <text:p text:style-name="P8"/>
      <text:p text:style-name="P22"><text:span text:style-name="T2">4. Formation of peptide bond is a</text:span></text:p>
      <text:p text:style-name="P22"><text:span text:style-name="T2">a. ligation reaction <text:tab/><text:tab/><text:tab/>b. oxidation reaction</text:span></text:p>
      <text:p text:style-name="P22"><text:span text:style-name="T2">c. hydrolysis reaction<text:tab/><text:tab/><text:tab/>d. condensation reaction </text:span><text:span text:style-name="T4">also called dehydrolysis reaction</text:span></text:p>
      <text:p text:style-name="P22"><text:span text:style-name="T2"/></text:p>
      <text:p text:style-name="P23"><text:span text:style-name="T2">ans <text:s/>: </text:span><text:span text:style-name="T4">d <text:s/></text:span></text:p>
      <text:p text:style-name="P17"><text:span text:style-name="T4"/></text:p>
      <text:p text:style-name="P24"><text:soft-page-break/><text:span text:style-name="T4">Amino acids are the building blocks of proteins and they are held together by special covalent bonds known as peptide bonds (also known as amide bonds). These peptide bonds are formed via the dehydrolysis reaction (also known as condensation). In the dehydrolysis reaction, a covalent bond is formed between the carbon of the carbonyl group of one amino acid and the nitrogen of the amino group of the other amino acid. In the process, a water molecule is released. In this dehydrolysis reaction, the reactants (amino acids) are thermodynamically more stable than the products (the dipeptide), which means that energy must be inputed to drive the reaction forward. So if the products are less stable than the reactants, why doesn't the peptide bond spontaneously dissociate? It turns out that the peptide bond is kinetically stable, which simply means that a very high activation energy exists in the reverse hydrolysis reaction. Therefore, under normal physiological conditions, not enough energy exists to break the peptide bond via this hydrolysis reaction. In order to break a peptide bond, our body uses special enzymes to lower the activation energy and speed up the reverse reaction. </text:span></text:p>
      <text:p text:style-name="P8"/>
      <text:p text:style-name="P25"><text:span text:style-name="T2">5. How are secondary structures stabilized in proteins?</text:span></text:p>
      <text:p text:style-name="P25"><text:span text:style-name="T2">a. Through ionic bonds between oppositely charged amino acid side chains</text:span></text:p>
      <text:p text:style-name="P25"><text:span text:style-name="T2">b. Through covalent bonds joining different parts of the peptide backbone</text:span></text:p>
      <text:p text:style-name="P25"><text:span text:style-name="T2">c. Through hydrogen bonds between different amino acid side chains</text:span></text:p>
      <text:p text:style-name="P25"><text:span text:style-name="T2">d. Through hydrogen bonds joining different parts of the peptide backbone</text:span></text:p>
      <text:p text:style-name="P25"><text:span text:style-name="T2"/></text:p>
      <text:p text:style-name="P26"><text:span text:style-name="T2">ans : </text:span><text:span text:style-name="T5">d</text:span></text:p>
      <text:p text:style-name="P13"/>
      <text:p text:style-name="P14">structures of protein :</text:p>
      <text:p text:style-name="P14"/>
      <text:p text:style-name="P14">primary : sequence of amino acids</text:p>
      <text:p text:style-name="P14">secondary : hydrogen bonding of the peptide backbone causes the amino acid to fold in a repeating pattern</text:p>
      <text:p text:style-name="P14">tertiary : 3d folding pattern of a protein due to side chain interactions</text:p>
      <text:p text:style-name="P14">quaternary : consisting of more than one amino acids chain</text:p>
      <text:p text:style-name="P13"/>
      <text:p text:style-name="P6"><text:span text:style-name="T7">The tertiary structure is primarily due to interactions between the R groups of the amino acids that make up the protein. </text:span>R group interactions that contribute to tertiary structure include hydrogen bonding, ionic bonding, dipole-dipole interactions, and London dispersion forces – basically, the whole gamut of non-covalent bonds. For example, R groups with like charges repel one another, while those with opposite charges can form an ionic bond. Similarly, polar R groups can form hydrogen bonds and other dipole-dipole interactions. Also important to tertiary structure are <text:span text:style-name="Strong_20_Emphasis">hydrophobic interactions</text:span>, in which amino acids with nonpolar, hydrophobic R groups cluster together on the inside of the protein, leaving hydrophilic amino acids on the outside to interact with surrounding water molecules. </text:p>
      <text:p text:style-name="P6"/>
      <text:p text:style-name="P6">DNA polymerase, an enzyme that synthesizes new strands of DNA <text:span text:style-name="T10">is a quaternary structure that </text:span>is composed of ten subunits<draw:frame draw:style-name="fr1" draw:name="katex-6" text:anchor-type="char" svg:width="0.041cm" draw:z-index="0"><draw:text-box fo:min-height="0.041cm"><text:p text:style-name="Text_20_body">start superscript, 5, end superscript</text:p></draw:text-box></draw:frame>.</text:p>
      <text:p text:style-name="P6"/>
      <text:p text:style-name="P6"/>
      <text:p text:style-name="P6"/>
      <text:p text:style-name="P8"/>
      <text:p text:style-name="P15"><text:span text:style-name="T2">6. Which of the following CAN NOT be close (adjacent) in primary structure</text:span></text:p>
      <text:p text:style-name="P15"><text:span text:style-name="T2">a. two α-helices <text:tab/><text:tab/><text:tab/>c. parallel β-strands</text:span></text:p>
      <text:p text:style-name="P15"><text:span text:style-name="T2">b. anti-parallel β-strands <text:tab/><text:tab/>d. an α-helix and a β-strand</text:span></text:p>
      <text:p text:style-name="P11"/>
      <text:p text:style-name="P12">ans : <text:span text:style-name="T11">d</text:span></text:p>
      <text:p text:style-name="P8"><text:soft-page-break/></text:p>
      <text:p text:style-name="Standard"><text:span text:style-name="T2">7. What is a protein domain? <text:s text:c="130"/>(A) The α-helical or β-pleated sheet portion of a protein <text:tab/><text:tab/>(B) A multi-subunit protein complex <text:s text:c="3"/>(C) Part of a protein folded into a self-contained 3D structure <text:tab/>(D) An unfolded part of a protein </text:span></text:p>
      <text:p text:style-name="P3"><text:span text:style-name="T2">ans : C</text:span></text:p>
      <text:p text:style-name="P8"/>
      <text:p text:style-name="P16"><text:span text:style-name="T2">8. Theoretically, a vast number of different proteins can be assembled from 20 different amino acids. How many polypeptide chains are possible that are 10 amino acids long?</text:span></text:p>
      <text:p text:style-name="P16"><text:span text:style-name="T3">Ans : 20^10</text:span></text:p>
      <text:p text:style-name="P8"/>
      <text:p text:style-name="P8"/>
      <text:p text:style-name="P2"><text:span text:style-name="T2">9. Glycine and alanine contain _</text:span><text:span text:style-name="T3"> 0</text:span><text:span text:style-name="T2">____ and_</text:span><text:span text:style-name="T3">1</text:span><text:span text:style-name="T2">______ chiral center(s) respectively</text:span></text:p>
      <text:p text:style-name="P1"/>
      <text:p text:style-name="P5"><text:span text:style-name="T2">10. ____</text:span><text:span text:style-name="T5">hydrophobic</text:span><text:span text:style-name="T2">___________interactions are the major driving force for folding of a globular protein.</text:span></text:p>
      <text:p text:style-name="P16"><text:span text:style-name="T2">11. <text:s/>Hydrogen bonds in α-helices are <text:s text:c="116"/>(A) more numerous than Van der Waals interactions <text:tab/><text:tab/>(B) not present at Phe residues <text:tab/> <text:s text:c="10"/>(C) analogous to the steps in a spiral staircase <text:tab/><text:tab/><text:tab/>(D) roughly parallel to the helix axis </text:span></text:p>
      <text:p text:style-name="P18">ans : D</text:p>
      <text:p text:style-name="P8"/>
      <text:p text:style-name="P6"><text:span text:style-name="T2">12. You have purified a multi-subunit extracellular protein that has several interchain disulfide bonds. Which of the following chemicals would you add to your purified protein mixture if you wanted to eliminate the disulfide bonds? <text:s text:c="129"/>(A) NaCl, a salt <text:tab/><text:tab/><text:tab/><text:tab/><text:tab/><text:tab/></text:span><text:bookmark text:name="_GoBack"/><text:span text:style-name="T2">(B) SDS, an ionic detergent <text:tab/> <text:s text:c="9"/>(C) H2O2, an oxidizing reagent <text:tab/><text:tab/><text:tab/><text:tab/><text:tab/>(D) DTT, a reducing agent</text:span></text:p>
      <text:p text:style-name="P19">ans : 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F"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TML_20_Top_20_of_20_Form" style:display-name="HTML Top of Form" style:family="paragraph" style:parent-style-name="Standard" style:next-style-name="Standard" style:default-outline-level="">
      <style:paragraph-properties fo:margin-top="0cm" fo:margin-bottom="0cm" loext:contextual-spacing="false" fo:text-align="center" style:justify-single-word="false" fo:padding-left="0cm" fo:padding-right="0cm" fo:padding-top="0cm" fo:padding-bottom="0.035cm" fo:border-left="none" fo:border-right="none" fo:border-top="none" fo:border-bottom="0.74pt solid #00000a"/>
      <style:text-properties style:font-name="Arial" fo:font-family="Arial" style:font-family-generic="roman" style:font-pitch="variable" fo:font-size="8pt" style:font-size-asian="8pt" style:font-name-complex="Arial1" style:font-family-complex="Arial" style:font-family-generic-complex="system" style:font-pitch-complex="variable" style:font-size-complex="8pt" text:display="none"/>
    </style:style>
    <style:style style:name="HTML_20_Bottom_20_of_20_Form" style:display-name="HTML Bottom of Form" style:family="paragraph" style:parent-style-name="Standard" style:next-style-name="Standard" style:default-outline-level="">
      <style:paragraph-properties fo:margin-top="0cm" fo:margin-bottom="0cm" loext:contextual-spacing="false" fo:text-align="center" style:justify-single-word="false" fo:padding-left="0cm" fo:padding-right="0cm" fo:padding-top="0.035cm" fo:padding-bottom="0cm" fo:border-left="none" fo:border-right="none" fo:border-top="0.74pt solid #00000a" fo:border-bottom="none"/>
      <style:text-properties style:font-name="Arial" fo:font-family="Arial" style:font-family-generic="roman" style:font-pitch="variable" fo:font-size="8pt" style:font-size-asian="8pt" style:font-name-complex="Arial1" style:font-family-complex="Arial" style:font-family-generic-complex="system" style:font-pitch-complex="variable" style:font-size-complex="8pt" text:display="non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z-Top_20_of_20_Form_20_Char" style:display-name="z-Top of Form Char" style:family="text" style:parent-style-name="Default_20_Paragraph_20_Font">
      <style:text-properties style:font-name="Arial" fo:font-family="Arial" style:font-family-generic="roman" style:font-pitch="variable" fo:font-size="8pt" style:font-size-asian="8pt" style:font-name-complex="Arial1" style:font-family-complex="Arial" style:font-family-generic-complex="system" style:font-pitch-complex="variable" style:font-size-complex="8pt" text:display="none"/>
    </style:style>
    <style:style style:name="z-Bottom_20_of_20_Form_20_Char" style:display-name="z-Bottom of Form Char" style:family="text" style:parent-style-name="Default_20_Paragraph_20_Font">
      <style:text-properties style:font-name="Arial" fo:font-family="Arial" style:font-family-generic="roman" style:font-pitch="variable" fo:font-size="8pt" style:font-size-asian="8pt" style:font-name-complex="Arial1" style:font-family-complex="Arial" style:font-family-generic-complex="system" style:font-pitch-complex="variable" style:font-size-complex="8pt" text:display="non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mcqscol2a" style:family="text" style:parent-style-name="Default_20_Paragraph_20_Font"/>
    <style:style style:name="mcqscol1a"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F" style:font-family-generic-asian="system" style:font-pitch-asian="variable" style:font-name-complex="Times New Roman1" style:font-family-complex="'Times New Roman'"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prefix="("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 Samanta</meta:initial-creator>
    <meta:editing-cycles>15</meta:editing-cycles>
    <meta:creation-date>2020-10-14T06:01:00</meta:creation-date>
    <dc:date>2021-02-16T22:37:14.607756907</dc:date>
    <meta:editing-duration>PT51M32S</meta:editing-duration>
    <meta:generator>LibreOffice/5.1.6.2$Linux_X86_64 LibreOffice_project/10m0$Build-2</meta:generator>
    <meta:document-statistic meta:table-count="0" meta:image-count="0" meta:object-count="0" meta:page-count="3" meta:paragraph-count="53" meta:word-count="956" meta:character-count="6341" meta:non-whitespace-character-count="497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